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4464" calcext:value-type="float">
            <text:p>311.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49568" calcext:value-type="float">
            <text:p>311.2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9224" calcext:value-type="float">
            <text:p>311.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89192" calcext:value-type="float">
            <text:p>311.2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86144" calcext:value-type="float">
            <text:p>311.2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86144" calcext:value-type="float">
            <text:p>311.2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83096" calcext:value-type="float">
            <text:p>311.2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9224" calcext:value-type="float">
            <text:p>311.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89192" calcext:value-type="float">
            <text:p>311.2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77" calcext:value-type="float">
            <text:p>311.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77" calcext:value-type="float">
            <text:p>311.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70904" calcext:value-type="float">
            <text:p>311.2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67856" calcext:value-type="float">
            <text:p>311.2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70904" calcext:value-type="float">
            <text:p>311.2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67856" calcext:value-type="float">
            <text:p>311.2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6176" calcext:value-type="float">
            <text:p>311.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67856" calcext:value-type="float">
            <text:p>311.2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6176" calcext:value-type="float">
            <text:p>311.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55664" calcext:value-type="float">
            <text:p>311.2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49568" calcext:value-type="float">
            <text:p>311.2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4652" calcext:value-type="float">
            <text:p>311.2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4652" calcext:value-type="float">
            <text:p>311.2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43472" calcext:value-type="float">
            <text:p>311.2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43472" calcext:value-type="float">
            <text:p>311.2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49568" calcext:value-type="float">
            <text:p>311.2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34328" calcext:value-type="float">
            <text:p>311.2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34328" calcext:value-type="float">
            <text:p>311.2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28232" calcext:value-type="float">
            <text:p>311.2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19088" calcext:value-type="float">
            <text:p>311.2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19088" calcext:value-type="float">
            <text:p>311.2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19088" calcext:value-type="float">
            <text:p>311.2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3128" calcext:value-type="float">
            <text:p>311.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22136" calcext:value-type="float">
            <text:p>311.2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25184" calcext:value-type="float">
            <text:p>311.2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12992" calcext:value-type="float">
            <text:p>311.2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22136" calcext:value-type="float">
            <text:p>311.2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09944" calcext:value-type="float">
            <text:p>311.2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19088" calcext:value-type="float">
            <text:p>311.2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1604" calcext:value-type="float">
            <text:p>311.2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97752" calcext:value-type="float">
            <text:p>311.1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12992" calcext:value-type="float">
            <text:p>311.2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12992" calcext:value-type="float">
            <text:p>311.2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06896" calcext:value-type="float">
            <text:p>311.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03848" calcext:value-type="float">
            <text:p>311.2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06896" calcext:value-type="float">
            <text:p>311.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008" calcext:value-type="float">
            <text:p>311.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94704" calcext:value-type="float">
            <text:p>311.1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76416" calcext:value-type="float">
            <text:p>311.1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76416" calcext:value-type="float">
            <text:p>311.1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7032" calcext:value-type="float">
            <text:p>311.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82512" calcext:value-type="float">
            <text:p>311.1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88608" calcext:value-type="float">
            <text:p>311.1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82512" calcext:value-type="float">
            <text:p>311.1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91656" calcext:value-type="float">
            <text:p>311.1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82512" calcext:value-type="float">
            <text:p>311.1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73368" calcext:value-type="float">
            <text:p>311.1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79464" calcext:value-type="float">
            <text:p>311.1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7032" calcext:value-type="float">
            <text:p>311.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7032" calcext:value-type="float">
            <text:p>311.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88608" calcext:value-type="float">
            <text:p>311.1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82512" calcext:value-type="float">
            <text:p>311.1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82512" calcext:value-type="float">
            <text:p>311.1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79464" calcext:value-type="float">
            <text:p>311.1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7032" calcext:value-type="float">
            <text:p>311.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7032" calcext:value-type="float">
            <text:p>311.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88608" calcext:value-type="float">
            <text:p>311.1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88608" calcext:value-type="float">
            <text:p>311.1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82512" calcext:value-type="float">
            <text:p>311.1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88608" calcext:value-type="float">
            <text:p>311.1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91656" calcext:value-type="float">
            <text:p>311.1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82512" calcext:value-type="float">
            <text:p>311.1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03848" calcext:value-type="float">
            <text:p>311.2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97752" calcext:value-type="float">
            <text:p>311.1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91656" calcext:value-type="float">
            <text:p>311.1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06896" calcext:value-type="float">
            <text:p>311.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03848" calcext:value-type="float">
            <text:p>311.2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1604" calcext:value-type="float">
            <text:p>311.2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25184" calcext:value-type="float">
            <text:p>311.2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22136" calcext:value-type="float">
            <text:p>311.2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34328" calcext:value-type="float">
            <text:p>311.2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3128" calcext:value-type="float">
            <text:p>311.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3128" calcext:value-type="float">
            <text:p>311.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34328" calcext:value-type="float">
            <text:p>311.2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49568" calcext:value-type="float">
            <text:p>311.2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34328" calcext:value-type="float">
            <text:p>311.2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52616" calcext:value-type="float">
            <text:p>311.2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6176" calcext:value-type="float">
            <text:p>311.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77" calcext:value-type="float">
            <text:p>311.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73952" calcext:value-type="float">
            <text:p>311.2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9224" calcext:value-type="float">
            <text:p>311.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395872" calcext:value-type="float">
            <text:p>311.3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05016" calcext:value-type="float">
            <text:p>311.4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1416" calcext:value-type="float">
            <text:p>311.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05016" calcext:value-type="float">
            <text:p>311.4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20256" calcext:value-type="float">
            <text:p>311.4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1416" calcext:value-type="float">
            <text:p>311.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20256" calcext:value-type="float">
            <text:p>311.4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26352" calcext:value-type="float">
            <text:p>311.4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23304" calcext:value-type="float">
            <text:p>311.4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35496" calcext:value-type="float">
            <text:p>311.4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35496" calcext:value-type="float">
            <text:p>311.4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32448" calcext:value-type="float">
            <text:p>311.4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50736" calcext:value-type="float">
            <text:p>311.4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53784" calcext:value-type="float">
            <text:p>311.4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5988" calcext:value-type="float">
            <text:p>311.4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50736" calcext:value-type="float">
            <text:p>311.4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7512" calcext:value-type="float">
            <text:p>311.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84264" calcext:value-type="float">
            <text:p>311.4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72072" calcext:value-type="float">
            <text:p>311.4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81216" calcext:value-type="float">
            <text:p>311.4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93408" calcext:value-type="float">
            <text:p>311.4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93408" calcext:value-type="float">
            <text:p>311.4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93408" calcext:value-type="float">
            <text:p>311.4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99504" calcext:value-type="float">
            <text:p>311.4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08648" calcext:value-type="float">
            <text:p>311.5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08648" calcext:value-type="float">
            <text:p>311.5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26936" calcext:value-type="float">
            <text:p>311.5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3608" calcext:value-type="float">
            <text:p>311.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33032" calcext:value-type="float">
            <text:p>311.5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33032" calcext:value-type="float">
            <text:p>311.5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42176" calcext:value-type="float">
            <text:p>311.5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45224" calcext:value-type="float">
            <text:p>311.5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45224" calcext:value-type="float">
            <text:p>311.5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42176" calcext:value-type="float">
            <text:p>311.5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54368" calcext:value-type="float">
            <text:p>311.5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54368" calcext:value-type="float">
            <text:p>311.5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60464" calcext:value-type="float">
            <text:p>311.5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75704" calcext:value-type="float">
            <text:p>311.5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78752" calcext:value-type="float">
            <text:p>311.5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78752" calcext:value-type="float">
            <text:p>311.5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78752" calcext:value-type="float">
            <text:p>311.5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87896" calcext:value-type="float">
            <text:p>311.5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818" calcext:value-type="float">
            <text:p>311.5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00088" calcext:value-type="float">
            <text:p>311.6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06184" calcext:value-type="float">
            <text:p>311.6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90944" calcext:value-type="float">
            <text:p>311.5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1228" calcext:value-type="float">
            <text:p>311.6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24472" calcext:value-type="float">
            <text:p>311.6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51904" calcext:value-type="float">
            <text:p>311.6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45808" calcext:value-type="float">
            <text:p>311.6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54952" calcext:value-type="float">
            <text:p>311.6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54952" calcext:value-type="float">
            <text:p>311.6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61048" calcext:value-type="float">
            <text:p>311.6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67144" calcext:value-type="float">
            <text:p>311.6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82384" calcext:value-type="float">
            <text:p>311.6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79336" calcext:value-type="float">
            <text:p>311.6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85432" calcext:value-type="float">
            <text:p>311.6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8848" calcext:value-type="float">
            <text:p>311.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91528" calcext:value-type="float">
            <text:p>311.6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0372" calcext:value-type="float">
            <text:p>311.7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06768" calcext:value-type="float">
            <text:p>311.7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09816" calcext:value-type="float">
            <text:p>311.7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0372" calcext:value-type="float">
            <text:p>311.7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15912" calcext:value-type="float">
            <text:p>311.7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28104" calcext:value-type="float">
            <text:p>311.7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25056" calcext:value-type="float">
            <text:p>311.7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37248" calcext:value-type="float">
            <text:p>311.7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46392" calcext:value-type="float">
            <text:p>311.7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4944" calcext:value-type="float">
            <text:p>311.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46392" calcext:value-type="float">
            <text:p>311.7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58584" calcext:value-type="float">
            <text:p>311.7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58584" calcext:value-type="float">
            <text:p>311.7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58584" calcext:value-type="float">
            <text:p>311.7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6468" calcext:value-type="float">
            <text:p>311.7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82968" calcext:value-type="float">
            <text:p>311.7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73824" calcext:value-type="float">
            <text:p>311.7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89064" calcext:value-type="float">
            <text:p>311.7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92112" calcext:value-type="float">
            <text:p>311.7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9516" calcext:value-type="float">
            <text:p>311.7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04304" calcext:value-type="float">
            <text:p>311.8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98208" calcext:value-type="float">
            <text:p>311.7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89064" calcext:value-type="float">
            <text:p>311.7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04304" calcext:value-type="float">
            <text:p>311.8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19544" calcext:value-type="float">
            <text:p>311.8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16496" calcext:value-type="float">
            <text:p>311.8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22592" calcext:value-type="float">
            <text:p>311.8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104" calcext:value-type="float">
            <text:p>311.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28688" calcext:value-type="float">
            <text:p>311.8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37704" calcext:value-type="float">
            <text:p>312.3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52944" calcext:value-type="float">
            <text:p>312.3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52944" calcext:value-type="float">
            <text:p>312.3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65136" calcext:value-type="float">
            <text:p>312.3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68184" calcext:value-type="float">
            <text:p>312.3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77328" calcext:value-type="float">
            <text:p>312.3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8952" calcext:value-type="float">
            <text:p>312.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98664" calcext:value-type="float">
            <text:p>312.3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0476" calcext:value-type="float">
            <text:p>312.4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95616" calcext:value-type="float">
            <text:p>312.3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10856" calcext:value-type="float">
            <text:p>312.4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23048" calcext:value-type="float">
            <text:p>312.4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26096" calcext:value-type="float">
            <text:p>312.4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29144" calcext:value-type="float">
            <text:p>312.4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38288" calcext:value-type="float">
            <text:p>312.4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44384" calcext:value-type="float">
            <text:p>312.4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59624" calcext:value-type="float">
            <text:p>312.4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8096" calcext:value-type="float">
            <text:p>312.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62672" calcext:value-type="float">
            <text:p>312.4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77912" calcext:value-type="float">
            <text:p>312.4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71816" calcext:value-type="float">
            <text:p>312.4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87056" calcext:value-type="float">
            <text:p>312.4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93152" calcext:value-type="float">
            <text:p>312.4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87056" calcext:value-type="float">
            <text:p>312.4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962" calcext:value-type="float">
            <text:p>312.4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99248" calcext:value-type="float">
            <text:p>312.4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99248" calcext:value-type="float">
            <text:p>312.4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29144" calcext:value-type="float">
            <text:p>312.4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3524" calcext:value-type="float">
            <text:p>312.4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44384" calcext:value-type="float">
            <text:p>312.4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53528" calcext:value-type="float">
            <text:p>312.4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59624" calcext:value-type="float">
            <text:p>312.4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62672" calcext:value-type="float">
            <text:p>312.4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74864" calcext:value-type="float">
            <text:p>312.4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62672" calcext:value-type="float">
            <text:p>312.4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77912" calcext:value-type="float">
            <text:p>312.4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8096" calcext:value-type="float">
            <text:p>312.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8096" calcext:value-type="float">
            <text:p>312.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90104" calcext:value-type="float">
            <text:p>312.4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93152" calcext:value-type="float">
            <text:p>312.4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93152" calcext:value-type="float">
            <text:p>312.4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99248" calcext:value-type="float">
            <text:p>312.4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05344" calcext:value-type="float">
            <text:p>312.5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14488" calcext:value-type="float">
            <text:p>312.5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1144" calcext:value-type="float">
            <text:p>312.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20584" calcext:value-type="float">
            <text:p>312.5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17536" calcext:value-type="float">
            <text:p>312.5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2668" calcext:value-type="float">
            <text:p>312.5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35824" calcext:value-type="float">
            <text:p>312.5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44968" calcext:value-type="float">
            <text:p>312.5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4192" calcext:value-type="float">
            <text:p>312.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54112" calcext:value-type="float">
            <text:p>312.5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63256" calcext:value-type="float">
            <text:p>312.5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63256" calcext:value-type="float">
            <text:p>312.5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54112" calcext:value-type="float">
            <text:p>312.5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69352" calcext:value-type="float">
            <text:p>312.5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63256" calcext:value-type="float">
            <text:p>312.5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724" calcext:value-type="float">
            <text:p>312.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8764" calcext:value-type="float">
            <text:p>312.5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99832" calcext:value-type="float">
            <text:p>312.5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0288" calcext:value-type="float">
            <text:p>312.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15072" calcext:value-type="float">
            <text:p>312.6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30312" calcext:value-type="float">
            <text:p>312.6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99832" calcext:value-type="float">
            <text:p>312.5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1812" calcext:value-type="float">
            <text:p>312.6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24216" calcext:value-type="float">
            <text:p>312.6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21168" calcext:value-type="float">
            <text:p>312.6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30312" calcext:value-type="float">
            <text:p>312.6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39456" calcext:value-type="float">
            <text:p>312.6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30312" calcext:value-type="float">
            <text:p>312.6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42504" calcext:value-type="float">
            <text:p>312.6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51648" calcext:value-type="float">
            <text:p>312.6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486" calcext:value-type="float">
            <text:p>312.6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57744" calcext:value-type="float">
            <text:p>312.6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57744" calcext:value-type="float">
            <text:p>312.6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6384" calcext:value-type="float">
            <text:p>312.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85176" calcext:value-type="float">
            <text:p>312.6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85176" calcext:value-type="float">
            <text:p>312.6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91272" calcext:value-type="float">
            <text:p>312.6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03464" calcext:value-type="float">
            <text:p>312.7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85176" calcext:value-type="float">
            <text:p>312.6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9432" calcext:value-type="float">
            <text:p>312.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00416" calcext:value-type="float">
            <text:p>312.7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03464" calcext:value-type="float">
            <text:p>312.7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03464" calcext:value-type="float">
            <text:p>312.7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15656" calcext:value-type="float">
            <text:p>312.7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18704" calcext:value-type="float">
            <text:p>312.7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4004" calcext:value-type="float">
            <text:p>312.7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46136" calcext:value-type="float">
            <text:p>312.7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49184" calcext:value-type="float">
            <text:p>312.7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43088" calcext:value-type="float">
            <text:p>312.7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64424" calcext:value-type="float">
            <text:p>312.7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67472" calcext:value-type="float">
            <text:p>312.7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7052" calcext:value-type="float">
            <text:p>312.7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79664" calcext:value-type="float">
            <text:p>312.7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73568" calcext:value-type="float">
            <text:p>312.7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88808" calcext:value-type="float">
            <text:p>312.7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88808" calcext:value-type="float">
            <text:p>312.7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88808" calcext:value-type="float">
            <text:p>312.7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8576" calcext:value-type="float">
            <text:p>312.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04048" calcext:value-type="float">
            <text:p>312.8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1624" calcext:value-type="float">
            <text:p>312.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19288" calcext:value-type="float">
            <text:p>312.8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3148" calcext:value-type="float">
            <text:p>312.8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19288" calcext:value-type="float">
            <text:p>312.8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34528" calcext:value-type="float">
            <text:p>312.8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4672" calcext:value-type="float">
            <text:p>312.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49768" calcext:value-type="float">
            <text:p>312.8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49768" calcext:value-type="float">
            <text:p>312.8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55864" calcext:value-type="float">
            <text:p>312.8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58912" calcext:value-type="float">
            <text:p>312.8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68056" calcext:value-type="float">
            <text:p>312.8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68056" calcext:value-type="float">
            <text:p>312.8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86344" calcext:value-type="float">
            <text:p>312.8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86344" calcext:value-type="float">
            <text:p>312.8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71104" calcext:value-type="float">
            <text:p>312.8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68056" calcext:value-type="float">
            <text:p>312.8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89392" calcext:value-type="float">
            <text:p>312.8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86344" calcext:value-type="float">
            <text:p>312.8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98536" calcext:value-type="float">
            <text:p>312.8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10728" calcext:value-type="float">
            <text:p>312.9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16824" calcext:value-type="float">
            <text:p>312.9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16824" calcext:value-type="float">
            <text:p>312.9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25968" calcext:value-type="float">
            <text:p>312.9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29016" calcext:value-type="float">
            <text:p>312.9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41208" calcext:value-type="float">
            <text:p>312.9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59496" calcext:value-type="float">
            <text:p>312.9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534" calcext:value-type="float">
            <text:p>312.9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47304" calcext:value-type="float">
            <text:p>312.9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3816" calcext:value-type="float">
            <text:p>312.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44256" calcext:value-type="float">
            <text:p>312.9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56448" calcext:value-type="float">
            <text:p>312.9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65592" calcext:value-type="float">
            <text:p>312.9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6864" calcext:value-type="float">
            <text:p>312.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80832" calcext:value-type="float">
            <text:p>312.9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80832" calcext:value-type="float">
            <text:p>312.9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86928" calcext:value-type="float">
            <text:p>312.9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93024" calcext:value-type="float">
            <text:p>312.9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93024" calcext:value-type="float">
            <text:p>312.9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08264" calcext:value-type="float">
            <text:p>313.0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20456" calcext:value-type="float">
            <text:p>313.0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23504" calcext:value-type="float">
            <text:p>313.0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20456" calcext:value-type="float">
            <text:p>313.0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11312" calcext:value-type="float">
            <text:p>313.0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20456" calcext:value-type="float">
            <text:p>313.0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35696" calcext:value-type="float">
            <text:p>313.0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35696" calcext:value-type="float">
            <text:p>313.0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47888" calcext:value-type="float">
            <text:p>313.0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26552" calcext:value-type="float">
            <text:p>313.0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296" calcext:value-type="float">
            <text:p>313.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47888" calcext:value-type="float">
            <text:p>313.0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35696" calcext:value-type="float">
            <text:p>313.0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4484" calcext:value-type="float">
            <text:p>313.0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4484" calcext:value-type="float">
            <text:p>313.0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50936" calcext:value-type="float">
            <text:p>313.0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50936" calcext:value-type="float">
            <text:p>313.0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53984" calcext:value-type="float">
            <text:p>313.0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47888" calcext:value-type="float">
            <text:p>313.0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63128" calcext:value-type="float">
            <text:p>313.0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50936" calcext:value-type="float">
            <text:p>313.0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4484" calcext:value-type="float">
            <text:p>313.0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50936" calcext:value-type="float">
            <text:p>313.0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6008" calcext:value-type="float">
            <text:p>313.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57032" calcext:value-type="float">
            <text:p>313.0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4484" calcext:value-type="float">
            <text:p>313.0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50936" calcext:value-type="float">
            <text:p>313.0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6008" calcext:value-type="float">
            <text:p>313.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63128" calcext:value-type="float">
            <text:p>313.0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69224" calcext:value-type="float">
            <text:p>313.0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7532" calcext:value-type="float">
            <text:p>313.0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81416" calcext:value-type="float">
            <text:p>313.0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72272" calcext:value-type="float">
            <text:p>313.0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72272" calcext:value-type="float">
            <text:p>313.0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72272" calcext:value-type="float">
            <text:p>313.0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78368" calcext:value-type="float">
            <text:p>313.0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7532" calcext:value-type="float">
            <text:p>313.0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87512" calcext:value-type="float">
            <text:p>313.0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93608" calcext:value-type="float">
            <text:p>313.0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87512" calcext:value-type="float">
            <text:p>313.0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96656" calcext:value-type="float">
            <text:p>313.0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08848" calcext:value-type="float">
            <text:p>313.1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93608" calcext:value-type="float">
            <text:p>313.0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9056" calcext:value-type="float">
            <text:p>313.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02752" calcext:value-type="float">
            <text:p>313.1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11896" calcext:value-type="float">
            <text:p>313.1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11896" calcext:value-type="float">
            <text:p>313.1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27136" calcext:value-type="float">
            <text:p>313.1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11896" calcext:value-type="float">
            <text:p>313.1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17992" calcext:value-type="float">
            <text:p>313.1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02752" calcext:value-type="float">
            <text:p>313.1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2104" calcext:value-type="float">
            <text:p>313.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27136" calcext:value-type="float">
            <text:p>313.1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33232" calcext:value-type="float">
            <text:p>313.1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39328" calcext:value-type="float">
            <text:p>313.1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33232" calcext:value-type="float">
            <text:p>313.1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33232" calcext:value-type="float">
            <text:p>313.1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48472" calcext:value-type="float">
            <text:p>313.1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54568" calcext:value-type="float">
            <text:p>313.1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60664" calcext:value-type="float">
            <text:p>313.1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69808" calcext:value-type="float">
            <text:p>313.1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6676" calcext:value-type="float">
            <text:p>313.1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69808" calcext:value-type="float">
            <text:p>313.1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78952" calcext:value-type="float">
            <text:p>313.1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82" calcext:value-type="float">
            <text:p>313.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88096" calcext:value-type="float">
            <text:p>313.1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78952" calcext:value-type="float">
            <text:p>313.1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75904" calcext:value-type="float">
            <text:p>313.1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85048" calcext:value-type="float">
            <text:p>313.1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82" calcext:value-type="float">
            <text:p>313.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85048" calcext:value-type="float">
            <text:p>313.1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91144" calcext:value-type="float">
            <text:p>313.1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82" calcext:value-type="float">
            <text:p>313.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09432" calcext:value-type="float">
            <text:p>313.2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09432" calcext:value-type="float">
            <text:p>313.2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15528" calcext:value-type="float">
            <text:p>313.2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09432" calcext:value-type="float">
            <text:p>313.2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09432" calcext:value-type="float">
            <text:p>313.2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18576" calcext:value-type="float">
            <text:p>313.2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18576" calcext:value-type="float">
            <text:p>313.2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21624" calcext:value-type="float">
            <text:p>313.2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30768" calcext:value-type="float">
            <text:p>313.2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36864" calcext:value-type="float">
            <text:p>313.2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24672" calcext:value-type="float">
            <text:p>313.2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36864" calcext:value-type="float">
            <text:p>313.2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4296" calcext:value-type="float">
            <text:p>313.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61248" calcext:value-type="float">
            <text:p>313.2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582" calcext:value-type="float">
            <text:p>313.2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52104" calcext:value-type="float">
            <text:p>313.2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64296" calcext:value-type="float">
            <text:p>313.2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7344" calcext:value-type="float">
            <text:p>313.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79536" calcext:value-type="float">
            <text:p>313.2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7344" calcext:value-type="float">
            <text:p>313.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79536" calcext:value-type="float">
            <text:p>313.2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82584" calcext:value-type="float">
            <text:p>313.2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91728" calcext:value-type="float">
            <text:p>313.2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291728" calcext:value-type="float">
            <text:p>313.2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06968" calcext:value-type="float">
            <text:p>313.3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0392" calcext:value-type="float">
            <text:p>313.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00872" calcext:value-type="float">
            <text:p>313.3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13064" calcext:value-type="float">
            <text:p>313.3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1916" calcext:value-type="float">
            <text:p>313.3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22208" calcext:value-type="float">
            <text:p>313.3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22208" calcext:value-type="float">
            <text:p>313.3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16112" calcext:value-type="float">
            <text:p>313.3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28304" calcext:value-type="float">
            <text:p>313.3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4964" calcext:value-type="float">
            <text:p>313.3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58784" calcext:value-type="float">
            <text:p>313.3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61832" calcext:value-type="float">
            <text:p>313.3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67928" calcext:value-type="float">
            <text:p>313.3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6488" calcext:value-type="float">
            <text:p>313.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52688" calcext:value-type="float">
            <text:p>313.3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77072" calcext:value-type="float">
            <text:p>313.3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9536" calcext:value-type="float">
            <text:p>313.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92312" calcext:value-type="float">
            <text:p>313.3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416696" calcext:value-type="float">
            <text:p>313.4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416696" calcext:value-type="float">
            <text:p>313.4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422792" calcext:value-type="float">
            <text:p>313.4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42584" calcext:value-type="float">
            <text:p>313.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42584" calcext:value-type="float">
            <text:p>313.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42584" calcext:value-type="float">
            <text:p>313.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431936" calcext:value-type="float">
            <text:p>313.4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428888" calcext:value-type="float">
            <text:p>313.4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44108" calcext:value-type="float">
            <text:p>313.4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477656" calcext:value-type="float">
            <text:p>313.4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498992" calcext:value-type="float">
            <text:p>313.4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08136" calcext:value-type="float">
            <text:p>313.5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1728" calcext:value-type="float">
            <text:p>313.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23376" calcext:value-type="float">
            <text:p>313.5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08136" calcext:value-type="float">
            <text:p>313.5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26424" calcext:value-type="float">
            <text:p>313.5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35568" calcext:value-type="float">
            <text:p>313.5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50808" calcext:value-type="float">
            <text:p>313.5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41664" calcext:value-type="float">
            <text:p>313.5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44712" calcext:value-type="float">
            <text:p>313.5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50808" calcext:value-type="float">
            <text:p>313.5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66048" calcext:value-type="float">
            <text:p>313.5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66048" calcext:value-type="float">
            <text:p>313.5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72144" calcext:value-type="float">
            <text:p>313.5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84336" calcext:value-type="float">
            <text:p>313.5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99576" calcext:value-type="float">
            <text:p>313.5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11768" calcext:value-type="float">
            <text:p>313.6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11768" calcext:value-type="float">
            <text:p>313.6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05672" calcext:value-type="float">
            <text:p>313.6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14816" calcext:value-type="float">
            <text:p>313.6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30056" calcext:value-type="float">
            <text:p>313.6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2396" calcext:value-type="float">
            <text:p>313.6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392" calcext:value-type="float">
            <text:p>313.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48344" calcext:value-type="float">
            <text:p>313.6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57488" calcext:value-type="float">
            <text:p>313.6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60536" calcext:value-type="float">
            <text:p>313.6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72728" calcext:value-type="float">
            <text:p>313.6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78824" calcext:value-type="float">
            <text:p>313.6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8492" calcext:value-type="float">
            <text:p>313.6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91016" calcext:value-type="float">
            <text:p>313.6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0016" calcext:value-type="float">
            <text:p>313.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12352" calcext:value-type="float">
            <text:p>313.7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09304" calcext:value-type="float">
            <text:p>313.7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09304" calcext:value-type="float">
            <text:p>313.7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27592" calcext:value-type="float">
            <text:p>313.7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3064" calcext:value-type="float">
            <text:p>313.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39784" calcext:value-type="float">
            <text:p>313.7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51976" calcext:value-type="float">
            <text:p>313.7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58072" calcext:value-type="float">
            <text:p>313.7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64168" calcext:value-type="float">
            <text:p>313.7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70264" calcext:value-type="float">
            <text:p>313.7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7636" calcext:value-type="float">
            <text:p>313.7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79408" calcext:value-type="float">
            <text:p>313.7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94648" calcext:value-type="float">
            <text:p>313.7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00744" calcext:value-type="float">
            <text:p>313.8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0684" calcext:value-type="float">
            <text:p>313.8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00744" calcext:value-type="float">
            <text:p>313.8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25128" calcext:value-type="float">
            <text:p>313.8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34272" calcext:value-type="float">
            <text:p>313.8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2208" calcext:value-type="float">
            <text:p>313.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40368" calcext:value-type="float">
            <text:p>313.8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40368" calcext:value-type="float">
            <text:p>313.8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76944" calcext:value-type="float">
            <text:p>313.8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64752" calcext:value-type="float">
            <text:p>313.8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70848" calcext:value-type="float">
            <text:p>313.8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8304" calcext:value-type="float">
            <text:p>313.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95232" calcext:value-type="float">
            <text:p>313.8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9828" calcext:value-type="float">
            <text:p>313.8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19616" calcext:value-type="float">
            <text:p>313.9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16568" calcext:value-type="float">
            <text:p>313.9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1352" calcext:value-type="float">
            <text:p>313.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1352" calcext:value-type="float">
            <text:p>313.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19616" calcext:value-type="float">
            <text:p>313.9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19616" calcext:value-type="float">
            <text:p>313.9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47048" calcext:value-type="float">
            <text:p>313.9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47048" calcext:value-type="float">
            <text:p>313.9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44" calcext:value-type="float">
            <text:p>313.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53144" calcext:value-type="float">
            <text:p>313.9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68384" calcext:value-type="float">
            <text:p>313.9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972" calcext:value-type="float">
            <text:p>313.9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972" calcext:value-type="float">
            <text:p>313.9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6672" calcext:value-type="float">
            <text:p>313.9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92768" calcext:value-type="float">
            <text:p>313.9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01912" calcext:value-type="float">
            <text:p>314.0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17152" calcext:value-type="float">
            <text:p>314.0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9344" calcext:value-type="float">
            <text:p>314.0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32392" calcext:value-type="float">
            <text:p>314.0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32392" calcext:value-type="float">
            <text:p>314.0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068" calcext:value-type="float">
            <text:p>314.0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6776" calcext:value-type="float">
            <text:p>314.0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68968" calcext:value-type="float">
            <text:p>314.0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68968" calcext:value-type="float">
            <text:p>314.0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75064" calcext:value-type="float">
            <text:p>314.0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78112" calcext:value-type="float">
            <text:p>314.0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40952" calcext:value-type="float">
            <text:p>313.9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50096" calcext:value-type="float">
            <text:p>313.9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44" calcext:value-type="float">
            <text:p>313.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53144" calcext:value-type="float">
            <text:p>313.9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5924" calcext:value-type="float">
            <text:p>313.9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56192" calcext:value-type="float">
            <text:p>313.9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62288" calcext:value-type="float">
            <text:p>313.9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95816" calcext:value-type="float">
            <text:p>313.9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92768" calcext:value-type="float">
            <text:p>313.9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95816" calcext:value-type="float">
            <text:p>313.9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98864" calcext:value-type="float">
            <text:p>313.9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14104" calcext:value-type="float">
            <text:p>314.0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02" calcext:value-type="float">
            <text:p>314.0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6296" calcext:value-type="float">
            <text:p>314.0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02" calcext:value-type="float">
            <text:p>314.0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1536" calcext:value-type="float">
            <text:p>314.0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3544" calcext:value-type="float">
            <text:p>314.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6296" calcext:value-type="float">
            <text:p>314.0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068" calcext:value-type="float">
            <text:p>314.0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6776" calcext:value-type="float">
            <text:p>314.0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62872" calcext:value-type="float">
            <text:p>314.0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75064" calcext:value-type="float">
            <text:p>314.0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8116" calcext:value-type="float">
            <text:p>314.0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02496" calcext:value-type="float">
            <text:p>314.1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964" calcext:value-type="float">
            <text:p>314.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964" calcext:value-type="float">
            <text:p>314.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964" calcext:value-type="float">
            <text:p>314.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02496" calcext:value-type="float">
            <text:p>314.1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14688" calcext:value-type="float">
            <text:p>314.1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1164" calcext:value-type="float">
            <text:p>314.1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17736" calcext:value-type="float">
            <text:p>314.1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20784" calcext:value-type="float">
            <text:p>314.1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20784" calcext:value-type="float">
            <text:p>314.1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48216" calcext:value-type="float">
            <text:p>314.1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5736" calcext:value-type="float">
            <text:p>314.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66504" calcext:value-type="float">
            <text:p>314.1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5736" calcext:value-type="float">
            <text:p>314.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75648" calcext:value-type="float">
            <text:p>314.1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63456" calcext:value-type="float">
            <text:p>314.1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75648" calcext:value-type="float">
            <text:p>314.1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726" calcext:value-type="float">
            <text:p>314.1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66504" calcext:value-type="float">
            <text:p>314.1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78696" calcext:value-type="float">
            <text:p>314.1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8784" calcext:value-type="float">
            <text:p>314.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93936" calcext:value-type="float">
            <text:p>314.1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93936" calcext:value-type="float">
            <text:p>314.1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96984" calcext:value-type="float">
            <text:p>314.1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09176" calcext:value-type="float">
            <text:p>314.2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1832" calcext:value-type="float">
            <text:p>314.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12224" calcext:value-type="float">
            <text:p>314.2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09176" calcext:value-type="float">
            <text:p>314.2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09176" calcext:value-type="float">
            <text:p>314.2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21368" calcext:value-type="float">
            <text:p>314.2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21368" calcext:value-type="float">
            <text:p>314.2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3356" calcext:value-type="float">
            <text:p>314.2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39656" calcext:value-type="float">
            <text:p>314.2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42704" calcext:value-type="float">
            <text:p>314.2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45752" calcext:value-type="float">
            <text:p>314.2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67088" calcext:value-type="float">
            <text:p>314.2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70136" calcext:value-type="float">
            <text:p>314.2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70136" calcext:value-type="float">
            <text:p>314.2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73184" calcext:value-type="float">
            <text:p>314.2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85376" calcext:value-type="float">
            <text:p>314.2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88424" calcext:value-type="float">
            <text:p>314.2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82328" calcext:value-type="float">
            <text:p>314.2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91472" calcext:value-type="float">
            <text:p>314.2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91472" calcext:value-type="float">
            <text:p>314.2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97568" calcext:value-type="float">
            <text:p>314.2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06712" calcext:value-type="float">
            <text:p>314.3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15856" calcext:value-type="float">
            <text:p>314.3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12808" calcext:value-type="float">
            <text:p>314.3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28048" calcext:value-type="float">
            <text:p>314.3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4024" calcext:value-type="float">
            <text:p>314.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31096" calcext:value-type="float">
            <text:p>314.3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49384" calcext:value-type="float">
            <text:p>314.3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49384" calcext:value-type="float">
            <text:p>314.3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46336" calcext:value-type="float">
            <text:p>314.3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58528" calcext:value-type="float">
            <text:p>314.3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76816" calcext:value-type="float">
            <text:p>314.3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76816" calcext:value-type="float">
            <text:p>314.3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82912" calcext:value-type="float">
            <text:p>314.3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95104" calcext:value-type="float">
            <text:p>314.3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89008" calcext:value-type="float">
            <text:p>314.3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89008" calcext:value-type="float">
            <text:p>314.3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07296" calcext:value-type="float">
            <text:p>314.4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19488" calcext:value-type="float">
            <text:p>314.4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1644" calcext:value-type="float">
            <text:p>314.4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19488" calcext:value-type="float">
            <text:p>314.4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19488" calcext:value-type="float">
            <text:p>314.4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40824" calcext:value-type="float">
            <text:p>314.4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40824" calcext:value-type="float">
            <text:p>314.4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53016" calcext:value-type="float">
            <text:p>314.4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53016" calcext:value-type="float">
            <text:p>314.4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40824" calcext:value-type="float">
            <text:p>314.4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65208" calcext:value-type="float">
            <text:p>314.4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74352" calcext:value-type="float">
            <text:p>314.4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89592" calcext:value-type="float">
            <text:p>314.4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86544" calcext:value-type="float">
            <text:p>314.4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83496" calcext:value-type="float">
            <text:p>314.4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9264" calcext:value-type="float">
            <text:p>314.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9264" calcext:value-type="float">
            <text:p>314.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95688" calcext:value-type="float">
            <text:p>314.4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0788" calcext:value-type="float">
            <text:p>314.5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10928" calcext:value-type="float">
            <text:p>314.5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17024" calcext:value-type="float">
            <text:p>314.5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26168" calcext:value-type="float">
            <text:p>314.5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17024" calcext:value-type="float">
            <text:p>314.5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20072" calcext:value-type="float">
            <text:p>314.5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35312" calcext:value-type="float">
            <text:p>314.5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35312" calcext:value-type="float">
            <text:p>314.5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35312" calcext:value-type="float">
            <text:p>314.5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3836" calcext:value-type="float">
            <text:p>314.5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44456" calcext:value-type="float">
            <text:p>314.5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41408" calcext:value-type="float">
            <text:p>314.5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56648" calcext:value-type="float">
            <text:p>314.5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62744" calcext:value-type="float">
            <text:p>314.5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56648" calcext:value-type="float">
            <text:p>314.5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77984" calcext:value-type="float">
            <text:p>314.5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62744" calcext:value-type="float">
            <text:p>314.5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81032" calcext:value-type="float">
            <text:p>314.5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74936" calcext:value-type="float">
            <text:p>314.5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74936" calcext:value-type="float">
            <text:p>314.5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90176" calcext:value-type="float">
            <text:p>314.5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90176" calcext:value-type="float">
            <text:p>314.5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11512" calcext:value-type="float">
            <text:p>314.6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20656" calcext:value-type="float">
            <text:p>314.6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02368" calcext:value-type="float">
            <text:p>314.6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17608" calcext:value-type="float">
            <text:p>314.6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1456" calcext:value-type="float">
            <text:p>314.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32848" calcext:value-type="float">
            <text:p>314.6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32848" calcext:value-type="float">
            <text:p>314.6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41992" calcext:value-type="float">
            <text:p>314.6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54184" calcext:value-type="float">
            <text:p>314.6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6028" calcext:value-type="float">
            <text:p>314.6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57232" calcext:value-type="float">
            <text:p>314.6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66376" calcext:value-type="float">
            <text:p>314.6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63328" calcext:value-type="float">
            <text:p>314.6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7552" calcext:value-type="float">
            <text:p>314.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78568" calcext:value-type="float">
            <text:p>314.6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78568" calcext:value-type="float">
            <text:p>314.6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66376" calcext:value-type="float">
            <text:p>314.6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84664" calcext:value-type="float">
            <text:p>314.6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93808" calcext:value-type="float">
            <text:p>314.6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06" calcext:value-type="float">
            <text:p>314.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99904" calcext:value-type="float">
            <text:p>314.6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02952" calcext:value-type="float">
            <text:p>314.7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18192" calcext:value-type="float">
            <text:p>314.7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12096" calcext:value-type="float">
            <text:p>314.7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12096" calcext:value-type="float">
            <text:p>314.7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02952" calcext:value-type="float">
            <text:p>314.7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15144" calcext:value-type="float">
            <text:p>314.7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24288" calcext:value-type="float">
            <text:p>314.7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12096" calcext:value-type="float">
            <text:p>314.7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27336" calcext:value-type="float">
            <text:p>314.7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30384" calcext:value-type="float">
            <text:p>314.7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30384" calcext:value-type="float">
            <text:p>314.7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33432" calcext:value-type="float">
            <text:p>314.7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45624" calcext:value-type="float">
            <text:p>314.7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39528" calcext:value-type="float">
            <text:p>314.7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54768" calcext:value-type="float">
            <text:p>314.7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57816" calcext:value-type="float">
            <text:p>314.7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57816" calcext:value-type="float">
            <text:p>314.7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57816" calcext:value-type="float">
            <text:p>314.7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5172" calcext:value-type="float">
            <text:p>314.7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48672" calcext:value-type="float">
            <text:p>314.7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60864" calcext:value-type="float">
            <text:p>314.7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60864" calcext:value-type="float">
            <text:p>314.7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54768" calcext:value-type="float">
            <text:p>314.7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54768" calcext:value-type="float">
            <text:p>314.7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6696" calcext:value-type="float">
            <text:p>314.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60864" calcext:value-type="float">
            <text:p>314.7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60864" calcext:value-type="float">
            <text:p>314.7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60864" calcext:value-type="float">
            <text:p>314.7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63912" calcext:value-type="float">
            <text:p>314.7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70008" calcext:value-type="float">
            <text:p>314.7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6696" calcext:value-type="float">
            <text:p>314.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54768" calcext:value-type="float">
            <text:p>314.7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60864" calcext:value-type="float">
            <text:p>314.7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73056" calcext:value-type="float">
            <text:p>314.7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60864" calcext:value-type="float">
            <text:p>314.7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70008" calcext:value-type="float">
            <text:p>314.7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63912" calcext:value-type="float">
            <text:p>314.7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5172" calcext:value-type="float">
            <text:p>314.7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78112" calcext:value-type="float">
            <text:p>314.0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6592" calcext:value-type="float">
            <text:p>314.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75064" calcext:value-type="float">
            <text:p>314.0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68968" calcext:value-type="float">
            <text:p>314.0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75064" calcext:value-type="float">
            <text:p>314.0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9824" calcext:value-type="float">
            <text:p>314.0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62872" calcext:value-type="float">
            <text:p>314.0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75064" calcext:value-type="float">
            <text:p>314.0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78112" calcext:value-type="float">
            <text:p>314.0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6592" calcext:value-type="float">
            <text:p>314.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6592" calcext:value-type="float">
            <text:p>314.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62872" calcext:value-type="float">
            <text:p>314.0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75064" calcext:value-type="float">
            <text:p>314.0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75064" calcext:value-type="float">
            <text:p>314.0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78112" calcext:value-type="float">
            <text:p>314.0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9824" calcext:value-type="float">
            <text:p>314.0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6592" calcext:value-type="float">
            <text:p>314.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3728" calcext:value-type="float">
            <text:p>314.0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9824" calcext:value-type="float">
            <text:p>314.0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3728" calcext:value-type="float">
            <text:p>314.0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6776" calcext:value-type="float">
            <text:p>314.0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3728" calcext:value-type="float">
            <text:p>314.0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3544" calcext:value-type="float">
            <text:p>314.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4584" calcext:value-type="float">
            <text:p>314.0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3728" calcext:value-type="float">
            <text:p>314.0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38488" calcext:value-type="float">
            <text:p>314.0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4584" calcext:value-type="float">
            <text:p>314.0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7632" calcext:value-type="float">
            <text:p>314.0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9824" calcext:value-type="float">
            <text:p>314.0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6776" calcext:value-type="float">
            <text:p>314.0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9824" calcext:value-type="float">
            <text:p>314.0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3728" calcext:value-type="float">
            <text:p>314.0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7632" calcext:value-type="float">
            <text:p>314.0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3728" calcext:value-type="float">
            <text:p>314.0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3728" calcext:value-type="float">
            <text:p>314.0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1536" calcext:value-type="float">
            <text:p>314.0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1536" calcext:value-type="float">
            <text:p>314.0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1536" calcext:value-type="float">
            <text:p>314.0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3728" calcext:value-type="float">
            <text:p>314.0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4584" calcext:value-type="float">
            <text:p>314.0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4584" calcext:value-type="float">
            <text:p>314.0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9344" calcext:value-type="float">
            <text:p>314.0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32392" calcext:value-type="float">
            <text:p>314.0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6296" calcext:value-type="float">
            <text:p>314.0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3248" calcext:value-type="float">
            <text:p>314.0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14104" calcext:value-type="float">
            <text:p>314.0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6296" calcext:value-type="float">
            <text:p>314.0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3248" calcext:value-type="float">
            <text:p>314.0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3544" calcext:value-type="float">
            <text:p>314.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9344" calcext:value-type="float">
            <text:p>314.0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3248" calcext:value-type="float">
            <text:p>314.0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3248" calcext:value-type="float">
            <text:p>314.0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9344" calcext:value-type="float">
            <text:p>314.0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9344" calcext:value-type="float">
            <text:p>314.0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17152" calcext:value-type="float">
            <text:p>314.0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3544" calcext:value-type="float">
            <text:p>314.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9344" calcext:value-type="float">
            <text:p>314.0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6296" calcext:value-type="float">
            <text:p>314.0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02" calcext:value-type="float">
            <text:p>314.0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17152" calcext:value-type="float">
            <text:p>314.0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02" calcext:value-type="float">
            <text:p>314.0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14104" calcext:value-type="float">
            <text:p>314.0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08008" calcext:value-type="float">
            <text:p>314.0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972" calcext:value-type="float">
            <text:p>313.9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0496" calcext:value-type="float">
            <text:p>314.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95816" calcext:value-type="float">
            <text:p>313.9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95816" calcext:value-type="float">
            <text:p>313.9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3624" calcext:value-type="float">
            <text:p>313.9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92768" calcext:value-type="float">
            <text:p>313.9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01912" calcext:value-type="float">
            <text:p>314.0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6672" calcext:value-type="float">
            <text:p>313.9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0496" calcext:value-type="float">
            <text:p>314.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972" calcext:value-type="float">
            <text:p>313.9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972" calcext:value-type="float">
            <text:p>313.9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95816" calcext:value-type="float">
            <text:p>313.9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95816" calcext:value-type="float">
            <text:p>313.9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972" calcext:value-type="float">
            <text:p>313.9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3624" calcext:value-type="float">
            <text:p>313.9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92768" calcext:value-type="float">
            <text:p>313.9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01912" calcext:value-type="float">
            <text:p>314.0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0576" calcext:value-type="float">
            <text:p>313.9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972" calcext:value-type="float">
            <text:p>313.9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7528" calcext:value-type="float">
            <text:p>313.9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95816" calcext:value-type="float">
            <text:p>313.9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0576" calcext:value-type="float">
            <text:p>313.9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0576" calcext:value-type="float">
            <text:p>313.9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7528" calcext:value-type="float">
            <text:p>313.9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7528" calcext:value-type="float">
            <text:p>313.9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1432" calcext:value-type="float">
            <text:p>313.9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68384" calcext:value-type="float">
            <text:p>313.9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448" calcext:value-type="float">
            <text:p>313.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448" calcext:value-type="float">
            <text:p>313.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1432" calcext:value-type="float">
            <text:p>313.9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1432" calcext:value-type="float">
            <text:p>313.9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68384" calcext:value-type="float">
            <text:p>313.9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5924" calcext:value-type="float">
            <text:p>313.9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65336" calcext:value-type="float">
            <text:p>313.9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65336" calcext:value-type="float">
            <text:p>313.9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5924" calcext:value-type="float">
            <text:p>313.9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62288" calcext:value-type="float">
            <text:p>313.9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62288" calcext:value-type="float">
            <text:p>313.9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62288" calcext:value-type="float">
            <text:p>313.9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50096" calcext:value-type="float">
            <text:p>313.9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65336" calcext:value-type="float">
            <text:p>313.9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68384" calcext:value-type="float">
            <text:p>313.9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1432" calcext:value-type="float">
            <text:p>313.9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5924" calcext:value-type="float">
            <text:p>313.9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1432" calcext:value-type="float">
            <text:p>313.9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65336" calcext:value-type="float">
            <text:p>313.9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448" calcext:value-type="float">
            <text:p>313.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448" calcext:value-type="float">
            <text:p>313.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6672" calcext:value-type="float">
            <text:p>313.9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448" calcext:value-type="float">
            <text:p>313.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6672" calcext:value-type="float">
            <text:p>313.9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3624" calcext:value-type="float">
            <text:p>313.9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8972" calcext:value-type="float">
            <text:p>313.9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95816" calcext:value-type="float">
            <text:p>313.9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08008" calcext:value-type="float">
            <text:p>314.0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08008" calcext:value-type="float">
            <text:p>314.0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17152" calcext:value-type="float">
            <text:p>314.0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9344" calcext:value-type="float">
            <text:p>314.0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32392" calcext:value-type="float">
            <text:p>314.0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1536" calcext:value-type="float">
            <text:p>314.0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4584" calcext:value-type="float">
            <text:p>314.0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7632" calcext:value-type="float">
            <text:p>314.0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068" calcext:value-type="float">
            <text:p>314.0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9824" calcext:value-type="float">
            <text:p>314.0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3728" calcext:value-type="float">
            <text:p>314.0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75064" calcext:value-type="float">
            <text:p>314.0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6776" calcext:value-type="float">
            <text:p>314.0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78112" calcext:value-type="float">
            <text:p>314.0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90304" calcext:value-type="float">
            <text:p>314.0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964" calcext:value-type="float">
            <text:p>314.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93352" calcext:value-type="float">
            <text:p>314.0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02496" calcext:value-type="float">
            <text:p>314.1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05544" calcext:value-type="float">
            <text:p>314.1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08592" calcext:value-type="float">
            <text:p>314.1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1164" calcext:value-type="float">
            <text:p>314.1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1164" calcext:value-type="float">
            <text:p>314.1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23832" calcext:value-type="float">
            <text:p>314.1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36024" calcext:value-type="float">
            <text:p>314.1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45168" calcext:value-type="float">
            <text:p>314.1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32976" calcext:value-type="float">
            <text:p>314.1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48216" calcext:value-type="float">
            <text:p>314.1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5736" calcext:value-type="float">
            <text:p>314.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66504" calcext:value-type="float">
            <text:p>314.1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75648" calcext:value-type="float">
            <text:p>314.1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84792" calcext:value-type="float">
            <text:p>314.1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75648" calcext:value-type="float">
            <text:p>314.1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0308" calcext:value-type="float">
            <text:p>314.2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0308" calcext:value-type="float">
            <text:p>314.2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15272" calcext:value-type="float">
            <text:p>314.2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21368" calcext:value-type="float">
            <text:p>314.2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21368" calcext:value-type="float">
            <text:p>314.2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36608" calcext:value-type="float">
            <text:p>314.2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42704" calcext:value-type="float">
            <text:p>314.2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45752" calcext:value-type="float">
            <text:p>314.2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42704" calcext:value-type="float">
            <text:p>314.2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57944" calcext:value-type="float">
            <text:p>314.2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70136" calcext:value-type="float">
            <text:p>314.2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73184" calcext:value-type="float">
            <text:p>314.2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70136" calcext:value-type="float">
            <text:p>314.2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91472" calcext:value-type="float">
            <text:p>314.2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03664" calcext:value-type="float">
            <text:p>314.3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0976" calcext:value-type="float">
            <text:p>314.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15856" calcext:value-type="float">
            <text:p>314.3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18904" calcext:value-type="float">
            <text:p>314.3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34144" calcext:value-type="float">
            <text:p>314.3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31096" calcext:value-type="float">
            <text:p>314.3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37192" calcext:value-type="float">
            <text:p>314.3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46336" calcext:value-type="float">
            <text:p>314.3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58528" calcext:value-type="float">
            <text:p>314.3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64624" calcext:value-type="float">
            <text:p>314.3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76816" calcext:value-type="float">
            <text:p>314.3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76816" calcext:value-type="float">
            <text:p>314.3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95104" calcext:value-type="float">
            <text:p>314.3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98152" calcext:value-type="float">
            <text:p>314.3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012" calcext:value-type="float">
            <text:p>314.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012" calcext:value-type="float">
            <text:p>314.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10344" calcext:value-type="float">
            <text:p>314.4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19488" calcext:value-type="float">
            <text:p>314.4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28632" calcext:value-type="float">
            <text:p>314.4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37776" calcext:value-type="float">
            <text:p>314.4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43872" calcext:value-type="float">
            <text:p>314.4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40824" calcext:value-type="float">
            <text:p>314.4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49968" calcext:value-type="float">
            <text:p>314.4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65208" calcext:value-type="float">
            <text:p>314.4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71304" calcext:value-type="float">
            <text:p>314.4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74352" calcext:value-type="float">
            <text:p>314.4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68256" calcext:value-type="float">
            <text:p>314.4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74352" calcext:value-type="float">
            <text:p>314.4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86544" calcext:value-type="float">
            <text:p>314.4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95688" calcext:value-type="float">
            <text:p>314.4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95688" calcext:value-type="float">
            <text:p>314.4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495688" calcext:value-type="float">
            <text:p>314.4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0788" calcext:value-type="float">
            <text:p>314.5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20072" calcext:value-type="float">
            <text:p>314.5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17024" calcext:value-type="float">
            <text:p>314.5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20072" calcext:value-type="float">
            <text:p>314.5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26168" calcext:value-type="float">
            <text:p>314.5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41408" calcext:value-type="float">
            <text:p>314.5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59696" calcext:value-type="float">
            <text:p>314.5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65792" calcext:value-type="float">
            <text:p>314.5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71888" calcext:value-type="float">
            <text:p>314.5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6884" calcext:value-type="float">
            <text:p>314.5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56648" calcext:value-type="float">
            <text:p>314.5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56648" calcext:value-type="float">
            <text:p>314.5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8408" calcext:value-type="float">
            <text:p>314.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87128" calcext:value-type="float">
            <text:p>314.5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96272" calcext:value-type="float">
            <text:p>314.5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05416" calcext:value-type="float">
            <text:p>314.6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11512" calcext:value-type="float">
            <text:p>314.6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20656" calcext:value-type="float">
            <text:p>314.6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26752" calcext:value-type="float">
            <text:p>314.6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4504" calcext:value-type="float">
            <text:p>314.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41992" calcext:value-type="float">
            <text:p>314.6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48088" calcext:value-type="float">
            <text:p>314.6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6028" calcext:value-type="float">
            <text:p>314.6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57232" calcext:value-type="float">
            <text:p>314.6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7552" calcext:value-type="float">
            <text:p>314.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6028" calcext:value-type="float">
            <text:p>314.6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72472" calcext:value-type="float">
            <text:p>314.6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66376" calcext:value-type="float">
            <text:p>314.6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93808" calcext:value-type="float">
            <text:p>314.6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81616" calcext:value-type="float">
            <text:p>314.6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87712" calcext:value-type="float">
            <text:p>314.6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02952" calcext:value-type="float">
            <text:p>314.7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99904" calcext:value-type="float">
            <text:p>314.6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06" calcext:value-type="float">
            <text:p>314.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2124" calcext:value-type="float">
            <text:p>314.7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30384" calcext:value-type="float">
            <text:p>314.7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3648" calcext:value-type="float">
            <text:p>314.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30384" calcext:value-type="float">
            <text:p>314.7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39528" calcext:value-type="float">
            <text:p>314.7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42576" calcext:value-type="float">
            <text:p>314.7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48672" calcext:value-type="float">
            <text:p>314.7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57816" calcext:value-type="float">
            <text:p>314.7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70008" calcext:value-type="float">
            <text:p>314.7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85248" calcext:value-type="float">
            <text:p>314.7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822" calcext:value-type="float">
            <text:p>314.7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88296" calcext:value-type="float">
            <text:p>314.7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94392" calcext:value-type="float">
            <text:p>314.7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91344" calcext:value-type="float">
            <text:p>314.7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03536" calcext:value-type="float">
            <text:p>314.8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09632" calcext:value-type="float">
            <text:p>314.8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03536" calcext:value-type="float">
            <text:p>314.8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18776" calcext:value-type="float">
            <text:p>314.8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34016" calcext:value-type="float">
            <text:p>314.8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46208" calcext:value-type="float">
            <text:p>314.8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30968" calcext:value-type="float">
            <text:p>314.8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40112" calcext:value-type="float">
            <text:p>314.8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49256" calcext:value-type="float">
            <text:p>314.8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55352" calcext:value-type="float">
            <text:p>314.8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52304" calcext:value-type="float">
            <text:p>314.8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52304" calcext:value-type="float">
            <text:p>314.8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584" calcext:value-type="float">
            <text:p>314.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64496" calcext:value-type="float">
            <text:p>314.8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79736" calcext:value-type="float">
            <text:p>314.8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91928" calcext:value-type="float">
            <text:p>314.8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98024" calcext:value-type="float">
            <text:p>314.8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10216" calcext:value-type="float">
            <text:p>314.9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894976" calcext:value-type="float">
            <text:p>314.8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22408" calcext:value-type="float">
            <text:p>314.9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28504" calcext:value-type="float">
            <text:p>314.9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28504" calcext:value-type="float">
            <text:p>314.9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22408" calcext:value-type="float">
            <text:p>314.9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22408" calcext:value-type="float">
            <text:p>314.9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346" calcext:value-type="float">
            <text:p>314.9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4984" calcext:value-type="float">
            <text:p>314.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74224" calcext:value-type="float">
            <text:p>314.9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71176" calcext:value-type="float">
            <text:p>314.9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68128" calcext:value-type="float">
            <text:p>314.9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74224" calcext:value-type="float">
            <text:p>314.9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71176" calcext:value-type="float">
            <text:p>314.9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71176" calcext:value-type="float">
            <text:p>314.9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77272" calcext:value-type="float">
            <text:p>314.9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86416" calcext:value-type="float">
            <text:p>314.9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04704" calcext:value-type="float">
            <text:p>315.0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83368" calcext:value-type="float">
            <text:p>314.9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04704" calcext:value-type="float">
            <text:p>315.0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01656" calcext:value-type="float">
            <text:p>315.0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9556" calcext:value-type="float">
            <text:p>314.9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13848" calcext:value-type="float">
            <text:p>315.0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19944" calcext:value-type="float">
            <text:p>315.0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2604" calcext:value-type="float">
            <text:p>315.0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32136" calcext:value-type="float">
            <text:p>315.0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29088" calcext:value-type="float">
            <text:p>315.0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38232" calcext:value-type="float">
            <text:p>315.0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19944" calcext:value-type="float">
            <text:p>315.0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38232" calcext:value-type="float">
            <text:p>315.0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32136" calcext:value-type="float">
            <text:p>315.0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4128" calcext:value-type="float">
            <text:p>315.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53472" calcext:value-type="float">
            <text:p>315.0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68712" calcext:value-type="float">
            <text:p>315.0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74808" calcext:value-type="float">
            <text:p>315.0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77856" calcext:value-type="float">
            <text:p>315.0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77856" calcext:value-type="float">
            <text:p>315.0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80904" calcext:value-type="float">
            <text:p>315.0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90048" calcext:value-type="float">
            <text:p>315.0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90048" calcext:value-type="float">
            <text:p>315.0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93096" calcext:value-type="float">
            <text:p>315.0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14432" calcext:value-type="float">
            <text:p>315.1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099192" calcext:value-type="float">
            <text:p>315.0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05288" calcext:value-type="float">
            <text:p>315.1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11384" calcext:value-type="float">
            <text:p>315.1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26624" calcext:value-type="float">
            <text:p>315.1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23576" calcext:value-type="float">
            <text:p>315.1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26624" calcext:value-type="float">
            <text:p>315.1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29672" calcext:value-type="float">
            <text:p>315.1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29672" calcext:value-type="float">
            <text:p>315.1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41864" calcext:value-type="float">
            <text:p>315.1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4796" calcext:value-type="float">
            <text:p>315.1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41864" calcext:value-type="float">
            <text:p>315.1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4796" calcext:value-type="float">
            <text:p>315.1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60152" calcext:value-type="float">
            <text:p>315.1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632" calcext:value-type="float">
            <text:p>315.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51008" calcext:value-type="float">
            <text:p>315.1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632" calcext:value-type="float">
            <text:p>315.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72344" calcext:value-type="float">
            <text:p>315.1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81488" calcext:value-type="float">
            <text:p>315.1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9368" calcext:value-type="float">
            <text:p>315.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02824" calcext:value-type="float">
            <text:p>315.2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11968" calcext:value-type="float">
            <text:p>315.2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02824" calcext:value-type="float">
            <text:p>315.2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18064" calcext:value-type="float">
            <text:p>315.2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2416" calcext:value-type="float">
            <text:p>315.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11968" calcext:value-type="float">
            <text:p>315.2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30256" calcext:value-type="float">
            <text:p>315.2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11968" calcext:value-type="float">
            <text:p>315.2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11968" calcext:value-type="float">
            <text:p>315.2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18064" calcext:value-type="float">
            <text:p>315.2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36352" calcext:value-type="float">
            <text:p>315.2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394" calcext:value-type="float">
            <text:p>315.2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48544" calcext:value-type="float">
            <text:p>315.2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60736" calcext:value-type="float">
            <text:p>315.2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66832" calcext:value-type="float">
            <text:p>315.2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72928" calcext:value-type="float">
            <text:p>315.2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82072" calcext:value-type="float">
            <text:p>315.2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82072" calcext:value-type="float">
            <text:p>315.2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8512" calcext:value-type="float">
            <text:p>315.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97312" calcext:value-type="float">
            <text:p>315.2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91216" calcext:value-type="float">
            <text:p>315.2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03408" calcext:value-type="float">
            <text:p>315.3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0036" calcext:value-type="float">
            <text:p>315.3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297312" calcext:value-type="float">
            <text:p>315.2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156" calcext:value-type="float">
            <text:p>315.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03408" calcext:value-type="float">
            <text:p>315.3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24744" calcext:value-type="float">
            <text:p>315.3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09504" calcext:value-type="float">
            <text:p>315.3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24744" calcext:value-type="float">
            <text:p>315.3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156" calcext:value-type="float">
            <text:p>315.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36936" calcext:value-type="float">
            <text:p>315.3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33888" calcext:value-type="float">
            <text:p>315.3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49128" calcext:value-type="float">
            <text:p>315.3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52176" calcext:value-type="float">
            <text:p>315.3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52176" calcext:value-type="float">
            <text:p>315.3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55224" calcext:value-type="float">
            <text:p>315.3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6132" calcext:value-type="float">
            <text:p>315.3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49128" calcext:value-type="float">
            <text:p>315.3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4608" calcext:value-type="float">
            <text:p>315.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67416" calcext:value-type="float">
            <text:p>315.3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70464" calcext:value-type="float">
            <text:p>315.3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73512" calcext:value-type="float">
            <text:p>315.3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7656" calcext:value-type="float">
            <text:p>315.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7656" calcext:value-type="float">
            <text:p>315.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88752" calcext:value-type="float">
            <text:p>315.3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918" calcext:value-type="float">
            <text:p>315.3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82656" calcext:value-type="float">
            <text:p>315.3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394848" calcext:value-type="float">
            <text:p>315.3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03992" calcext:value-type="float">
            <text:p>315.4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10088" calcext:value-type="float">
            <text:p>315.4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00944" calcext:value-type="float">
            <text:p>315.4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0704" calcext:value-type="float">
            <text:p>315.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19232" calcext:value-type="float">
            <text:p>315.4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13136" calcext:value-type="float">
            <text:p>315.4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13136" calcext:value-type="float">
            <text:p>315.4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16184" calcext:value-type="float">
            <text:p>315.4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31424" calcext:value-type="float">
            <text:p>315.4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40568" calcext:value-type="float">
            <text:p>315.4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43616" calcext:value-type="float">
            <text:p>315.4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46664" calcext:value-type="float">
            <text:p>315.4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49712" calcext:value-type="float">
            <text:p>315.4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55808" calcext:value-type="float">
            <text:p>315.4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68" calcext:value-type="float">
            <text:p>315.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80192" calcext:value-type="float">
            <text:p>315.4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64952" calcext:value-type="float">
            <text:p>315.4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71048" calcext:value-type="float">
            <text:p>315.4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95432" calcext:value-type="float">
            <text:p>315.4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89336" calcext:value-type="float">
            <text:p>315.4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95432" calcext:value-type="float">
            <text:p>315.4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01528" calcext:value-type="float">
            <text:p>315.5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16768" calcext:value-type="float">
            <text:p>315.5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19816" calcext:value-type="float">
            <text:p>315.5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22864" calcext:value-type="float">
            <text:p>315.5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22864" calcext:value-type="float">
            <text:p>315.5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07624" calcext:value-type="float">
            <text:p>315.5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19816" calcext:value-type="float">
            <text:p>315.5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19816" calcext:value-type="float">
            <text:p>315.5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32008" calcext:value-type="float">
            <text:p>315.5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41152" calcext:value-type="float">
            <text:p>315.5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38104" calcext:value-type="float">
            <text:p>315.5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53344" calcext:value-type="float">
            <text:p>315.5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56392" calcext:value-type="float">
            <text:p>315.5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71632" calcext:value-type="float">
            <text:p>315.5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68584" calcext:value-type="float">
            <text:p>315.5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68584" calcext:value-type="float">
            <text:p>315.5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7468" calcext:value-type="float">
            <text:p>315.5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80776" calcext:value-type="float">
            <text:p>315.5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96016" calcext:value-type="float">
            <text:p>315.5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02112" calcext:value-type="float">
            <text:p>315.6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02112" calcext:value-type="float">
            <text:p>315.6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02112" calcext:value-type="float">
            <text:p>315.6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11256" calcext:value-type="float">
            <text:p>315.6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204" calcext:value-type="float">
            <text:p>315.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29544" calcext:value-type="float">
            <text:p>315.6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17352" calcext:value-type="float">
            <text:p>315.6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38688" calcext:value-type="float">
            <text:p>315.6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47832" calcext:value-type="float">
            <text:p>315.6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38688" calcext:value-type="float">
            <text:p>315.6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56976" calcext:value-type="float">
            <text:p>315.6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53928" calcext:value-type="float">
            <text:p>315.6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53928" calcext:value-type="float">
            <text:p>315.6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63072" calcext:value-type="float">
            <text:p>315.6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60024" calcext:value-type="float">
            <text:p>315.6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5088" calcext:value-type="float">
            <text:p>315.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53928" calcext:value-type="float">
            <text:p>315.6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53928" calcext:value-type="float">
            <text:p>315.6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5088" calcext:value-type="float">
            <text:p>315.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63072" calcext:value-type="float">
            <text:p>315.6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63072" calcext:value-type="float">
            <text:p>315.6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72216" calcext:value-type="float">
            <text:p>315.6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69168" calcext:value-type="float">
            <text:p>315.6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87456" calcext:value-type="float">
            <text:p>315.6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87456" calcext:value-type="float">
            <text:p>315.6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72216" calcext:value-type="float">
            <text:p>315.6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02696" calcext:value-type="float">
            <text:p>315.7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99648" calcext:value-type="float">
            <text:p>315.6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966" calcext:value-type="float">
            <text:p>315.6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05744" calcext:value-type="float">
            <text:p>315.7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02696" calcext:value-type="float">
            <text:p>315.7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966" calcext:value-type="float">
            <text:p>315.6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08792" calcext:value-type="float">
            <text:p>315.7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14888" calcext:value-type="float">
            <text:p>315.7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17936" calcext:value-type="float">
            <text:p>315.7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30128" calcext:value-type="float">
            <text:p>315.7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17936" calcext:value-type="float">
            <text:p>315.7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30128" calcext:value-type="float">
            <text:p>315.7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33176" calcext:value-type="float">
            <text:p>315.7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33176" calcext:value-type="float">
            <text:p>315.7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36224" calcext:value-type="float">
            <text:p>315.7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2708" calcext:value-type="float">
            <text:p>315.7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30128" calcext:value-type="float">
            <text:p>315.7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45368" calcext:value-type="float">
            <text:p>315.7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48416" calcext:value-type="float">
            <text:p>315.7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51464" calcext:value-type="float">
            <text:p>315.7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54512" calcext:value-type="float">
            <text:p>315.7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60608" calcext:value-type="float">
            <text:p>315.7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66704" calcext:value-type="float">
            <text:p>315.7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75848" calcext:value-type="float">
            <text:p>315.7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728" calcext:value-type="float">
            <text:p>315.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69752" calcext:value-type="float">
            <text:p>315.7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81944" calcext:value-type="float">
            <text:p>315.7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75848" calcext:value-type="float">
            <text:p>315.7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84992" calcext:value-type="float">
            <text:p>315.7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81944" calcext:value-type="float">
            <text:p>315.7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794136" calcext:value-type="float">
            <text:p>315.7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06328" calcext:value-type="float">
            <text:p>315.8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0328" calcext:value-type="float">
            <text:p>315.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06328" calcext:value-type="float">
            <text:p>315.8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1852" calcext:value-type="float">
            <text:p>315.8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1852" calcext:value-type="float">
            <text:p>315.8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27664" calcext:value-type="float">
            <text:p>315.8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27664" calcext:value-type="float">
            <text:p>315.8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21568" calcext:value-type="float">
            <text:p>315.8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30712" calcext:value-type="float">
            <text:p>315.8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24616" calcext:value-type="float">
            <text:p>315.8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39856" calcext:value-type="float">
            <text:p>315.8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3376" calcext:value-type="float">
            <text:p>315.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45952" calcext:value-type="float">
            <text:p>315.8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49" calcext:value-type="float">
            <text:p>315.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42904" calcext:value-type="float">
            <text:p>315.8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49" calcext:value-type="float">
            <text:p>315.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45952" calcext:value-type="float">
            <text:p>315.8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45952" calcext:value-type="float">
            <text:p>315.8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45952" calcext:value-type="float">
            <text:p>315.8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45952" calcext:value-type="float">
            <text:p>315.8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52048" calcext:value-type="float">
            <text:p>315.8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6424" calcext:value-type="float">
            <text:p>315.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6424" calcext:value-type="float">
            <text:p>315.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82528" calcext:value-type="float">
            <text:p>315.8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88624" calcext:value-type="float">
            <text:p>315.8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73384" calcext:value-type="float">
            <text:p>315.8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85576" calcext:value-type="float">
            <text:p>315.8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73384" calcext:value-type="float">
            <text:p>315.8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91672" calcext:value-type="float">
            <text:p>315.8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88624" calcext:value-type="float">
            <text:p>315.8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7948" calcext:value-type="float">
            <text:p>315.8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85576" calcext:value-type="float">
            <text:p>315.8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73384" calcext:value-type="float">
            <text:p>315.8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85576" calcext:value-type="float">
            <text:p>315.8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03864" calcext:value-type="float">
            <text:p>315.9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97768" calcext:value-type="float">
            <text:p>315.8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06912" calcext:value-type="float">
            <text:p>315.9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06912" calcext:value-type="float">
            <text:p>315.9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22152" calcext:value-type="float">
            <text:p>315.9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252" calcext:value-type="float">
            <text:p>315.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4044" calcext:value-type="float">
            <text:p>315.9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4044" calcext:value-type="float">
            <text:p>315.9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43488" calcext:value-type="float">
            <text:p>315.9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34344" calcext:value-type="float">
            <text:p>315.9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37392" calcext:value-type="float">
            <text:p>315.9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49584" calcext:value-type="float">
            <text:p>315.9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58728" calcext:value-type="float">
            <text:p>315.9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64824" calcext:value-type="float">
            <text:p>315.9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80064" calcext:value-type="float">
            <text:p>315.9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73968" calcext:value-type="float">
            <text:p>315.9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77016" calcext:value-type="float">
            <text:p>315.9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80064" calcext:value-type="float">
            <text:p>315.9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8616" calcext:value-type="float">
            <text:p>315.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83112" calcext:value-type="float">
            <text:p>315.9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73968" calcext:value-type="float">
            <text:p>315.9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89208" calcext:value-type="float">
            <text:p>315.9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04448" calcext:value-type="float">
            <text:p>316.0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07496" calcext:value-type="float">
            <text:p>316.0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1664" calcext:value-type="float">
            <text:p>316.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22736" calcext:value-type="float">
            <text:p>316.0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25784" calcext:value-type="float">
            <text:p>316.0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34928" calcext:value-type="float">
            <text:p>316.0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41024" calcext:value-type="float">
            <text:p>316.0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34928" calcext:value-type="float">
            <text:p>316.0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37976" calcext:value-type="float">
            <text:p>316.0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37976" calcext:value-type="float">
            <text:p>316.0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50168" calcext:value-type="float">
            <text:p>316.0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59312" calcext:value-type="float">
            <text:p>316.0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68456" calcext:value-type="float">
            <text:p>316.0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65408" calcext:value-type="float">
            <text:p>316.0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6236" calcext:value-type="float">
            <text:p>316.0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776" calcext:value-type="float">
            <text:p>316.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9284" calcext:value-type="float">
            <text:p>316.0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56264" calcext:value-type="float">
            <text:p>316.0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89792" calcext:value-type="float">
            <text:p>316.0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9284" calcext:value-type="float">
            <text:p>316.0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01984" calcext:value-type="float">
            <text:p>316.1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11128" calcext:value-type="float">
            <text:p>316.1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01984" calcext:value-type="float">
            <text:p>316.1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11128" calcext:value-type="float">
            <text:p>316.1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17224" calcext:value-type="float">
            <text:p>316.1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2332" calcext:value-type="float">
            <text:p>316.1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3856" calcext:value-type="float">
            <text:p>316.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41608" calcext:value-type="float">
            <text:p>316.1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50752" calcext:value-type="float">
            <text:p>316.1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44656" calcext:value-type="float">
            <text:p>316.1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62944" calcext:value-type="float">
            <text:p>316.1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59896" calcext:value-type="float">
            <text:p>316.1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81232" calcext:value-type="float">
            <text:p>316.1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8428" calcext:value-type="float">
            <text:p>316.1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81232" calcext:value-type="float">
            <text:p>316.1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87328" calcext:value-type="float">
            <text:p>316.1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08664" calcext:value-type="float">
            <text:p>316.2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1476" calcext:value-type="float">
            <text:p>316.2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20856" calcext:value-type="float">
            <text:p>316.2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26952" calcext:value-type="float">
            <text:p>316.2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36096" calcext:value-type="float">
            <text:p>316.2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36096" calcext:value-type="float">
            <text:p>316.2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39144" calcext:value-type="float">
            <text:p>316.2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39144" calcext:value-type="float">
            <text:p>316.2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6048" calcext:value-type="float">
            <text:p>316.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84864" calcext:value-type="float">
            <text:p>316.2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72672" calcext:value-type="float">
            <text:p>316.2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78768" calcext:value-type="float">
            <text:p>316.2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9096" calcext:value-type="float">
            <text:p>316.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84864" calcext:value-type="float">
            <text:p>316.2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00104" calcext:value-type="float">
            <text:p>316.3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09248" calcext:value-type="float">
            <text:p>316.3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2144" calcext:value-type="float">
            <text:p>316.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12296" calcext:value-type="float">
            <text:p>316.3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2144" calcext:value-type="float">
            <text:p>316.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24488" calcext:value-type="float">
            <text:p>316.3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3668" calcext:value-type="float">
            <text:p>316.3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42776" calcext:value-type="float">
            <text:p>316.3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64112" calcext:value-type="float">
            <text:p>316.3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6716" calcext:value-type="float">
            <text:p>316.3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76304" calcext:value-type="float">
            <text:p>316.3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76304" calcext:value-type="float">
            <text:p>316.3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00688" calcext:value-type="float">
            <text:p>316.4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00688" calcext:value-type="float">
            <text:p>316.4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06784" calcext:value-type="float">
            <text:p>316.4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1288" calcext:value-type="float">
            <text:p>316.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03736" calcext:value-type="float">
            <text:p>316.4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15928" calcext:value-type="float">
            <text:p>316.4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15928" calcext:value-type="float">
            <text:p>316.4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2812" calcext:value-type="float">
            <text:p>316.4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40312" calcext:value-type="float">
            <text:p>316.4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52504" calcext:value-type="float">
            <text:p>316.4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4336" calcext:value-type="float">
            <text:p>316.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64696" calcext:value-type="float">
            <text:p>316.4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7384" calcext:value-type="float">
            <text:p>316.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07368" calcext:value-type="float">
            <text:p>316.5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82984" calcext:value-type="float">
            <text:p>316.4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07368" calcext:value-type="float">
            <text:p>316.5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0432" calcext:value-type="float">
            <text:p>316.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07368" calcext:value-type="float">
            <text:p>316.5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1956" calcext:value-type="float">
            <text:p>316.5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1956" calcext:value-type="float">
            <text:p>316.5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31752" calcext:value-type="float">
            <text:p>316.5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348" calcext:value-type="float">
            <text:p>316.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53088" calcext:value-type="float">
            <text:p>316.5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68328" calcext:value-type="float">
            <text:p>316.5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62232" calcext:value-type="float">
            <text:p>316.5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59184" calcext:value-type="float">
            <text:p>316.5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83568" calcext:value-type="float">
            <text:p>316.5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8052" calcext:value-type="float">
            <text:p>316.5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98808" calcext:value-type="float">
            <text:p>316.5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9576" calcext:value-type="float">
            <text:p>316.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98808" calcext:value-type="float">
            <text:p>316.5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98808" calcext:value-type="float">
            <text:p>316.5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01856" calcext:value-type="float">
            <text:p>316.6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14048" calcext:value-type="float">
            <text:p>316.6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23192" calcext:value-type="float">
            <text:p>316.6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38432" calcext:value-type="float">
            <text:p>316.6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4148" calcext:value-type="float">
            <text:p>316.6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32336" calcext:value-type="float">
            <text:p>316.6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47576" calcext:value-type="float">
            <text:p>316.6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5672" calcext:value-type="float">
            <text:p>316.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84152" calcext:value-type="float">
            <text:p>316.6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75008" calcext:value-type="float">
            <text:p>316.6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872" calcext:value-type="float">
            <text:p>316.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11584" calcext:value-type="float">
            <text:p>316.7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20728" calcext:value-type="float">
            <text:p>316.7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99392" calcext:value-type="float">
            <text:p>316.6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08536" calcext:value-type="float">
            <text:p>316.7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1768" calcext:value-type="float">
            <text:p>316.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26824" calcext:value-type="float">
            <text:p>316.7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23776" calcext:value-type="float">
            <text:p>316.7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51208" calcext:value-type="float">
            <text:p>316.7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4816" calcext:value-type="float">
            <text:p>316.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39016" calcext:value-type="float">
            <text:p>316.7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39016" calcext:value-type="float">
            <text:p>316.7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42064" calcext:value-type="float">
            <text:p>316.7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634" calcext:value-type="float">
            <text:p>316.7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84736" calcext:value-type="float">
            <text:p>316.7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9388" calcext:value-type="float">
            <text:p>316.7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7864" calcext:value-type="float">
            <text:p>316.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84736" calcext:value-type="float">
            <text:p>316.7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90832" calcext:value-type="float">
            <text:p>316.7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821312" calcext:value-type="float">
            <text:p>316.8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815216" calcext:value-type="float">
            <text:p>316.8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82436" calcext:value-type="float">
            <text:p>316.8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82436" calcext:value-type="float">
            <text:p>316.8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830456" calcext:value-type="float">
            <text:p>316.8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8396" calcext:value-type="float">
            <text:p>316.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842648" calcext:value-type="float">
            <text:p>316.8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836552" calcext:value-type="float">
            <text:p>316.8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851792" calcext:value-type="float">
            <text:p>316.8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888368" calcext:value-type="float">
            <text:p>316.8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873128" calcext:value-type="float">
            <text:p>316.8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06656" calcext:value-type="float">
            <text:p>316.9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0056" calcext:value-type="float">
            <text:p>316.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09704" calcext:value-type="float">
            <text:p>316.9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09704" calcext:value-type="float">
            <text:p>316.9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09704" calcext:value-type="float">
            <text:p>316.9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18848" calcext:value-type="float">
            <text:p>316.9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3104" calcext:value-type="float">
            <text:p>316.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3104" calcext:value-type="float">
            <text:p>316.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37136" calcext:value-type="float">
            <text:p>316.9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4628" calcext:value-type="float">
            <text:p>316.9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52376" calcext:value-type="float">
            <text:p>316.9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49328" calcext:value-type="float">
            <text:p>316.9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73712" calcext:value-type="float">
            <text:p>316.9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82856" calcext:value-type="float">
            <text:p>316.9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7676" calcext:value-type="float">
            <text:p>316.9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92" calcext:value-type="float">
            <text:p>316.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92" calcext:value-type="float">
            <text:p>316.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10288" calcext:value-type="float">
            <text:p>317.0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19432" calcext:value-type="float">
            <text:p>317.0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13336" calcext:value-type="float">
            <text:p>317.0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16384" calcext:value-type="float">
            <text:p>317.0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28576" calcext:value-type="float">
            <text:p>317.0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40768" calcext:value-type="float">
            <text:p>317.0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5296" calcext:value-type="float">
            <text:p>317.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49912" calcext:value-type="float">
            <text:p>317.0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62104" calcext:value-type="float">
            <text:p>317.0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71248" calcext:value-type="float">
            <text:p>317.0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59056" calcext:value-type="float">
            <text:p>317.0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62104" calcext:value-type="float">
            <text:p>317.0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682" calcext:value-type="float">
            <text:p>317.0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8344" calcext:value-type="float">
            <text:p>317.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10872" calcext:value-type="float">
            <text:p>317.1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07824" calcext:value-type="float">
            <text:p>317.1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20016" calcext:value-type="float">
            <text:p>317.1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2916" calcext:value-type="float">
            <text:p>317.1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35256" calcext:value-type="float">
            <text:p>317.1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35256" calcext:value-type="float">
            <text:p>317.1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2916" calcext:value-type="float">
            <text:p>317.1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47448" calcext:value-type="float">
            <text:p>317.1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56592" calcext:value-type="float">
            <text:p>317.1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62688" calcext:value-type="float">
            <text:p>317.1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62688" calcext:value-type="float">
            <text:p>317.1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80976" calcext:value-type="float">
            <text:p>317.1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77928" calcext:value-type="float">
            <text:p>317.1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87072" calcext:value-type="float">
            <text:p>317.1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9012" calcext:value-type="float">
            <text:p>317.1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02312" calcext:value-type="float">
            <text:p>317.2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99264" calcext:value-type="float">
            <text:p>317.1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08408" calcext:value-type="float">
            <text:p>317.2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23648" calcext:value-type="float">
            <text:p>317.2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23648" calcext:value-type="float">
            <text:p>317.2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26696" calcext:value-type="float">
            <text:p>317.2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206" calcext:value-type="float">
            <text:p>317.2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199264" calcext:value-type="float">
            <text:p>317.1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08408" calcext:value-type="float">
            <text:p>317.2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14504" calcext:value-type="float">
            <text:p>317.2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11456" calcext:value-type="float">
            <text:p>317.2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17552" calcext:value-type="float">
            <text:p>317.2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3584" calcext:value-type="float">
            <text:p>317.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32792" calcext:value-type="float">
            <text:p>317.2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29744" calcext:value-type="float">
            <text:p>317.2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44984" calcext:value-type="float">
            <text:p>317.2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90704" calcext:value-type="float">
            <text:p>317.2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48032" calcext:value-type="float">
            <text:p>317.2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63272" calcext:value-type="float">
            <text:p>317.2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69368" calcext:value-type="float">
            <text:p>317.2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87656" calcext:value-type="float">
            <text:p>317.2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87656" calcext:value-type="float">
            <text:p>317.2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99848" calcext:value-type="float">
            <text:p>317.2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93752" calcext:value-type="float">
            <text:p>317.2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02896" calcext:value-type="float">
            <text:p>317.3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05944" calcext:value-type="float">
            <text:p>317.3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08992" calcext:value-type="float">
            <text:p>317.3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15088" calcext:value-type="float">
            <text:p>317.3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33376" calcext:value-type="float">
            <text:p>317.3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36424" calcext:value-type="float">
            <text:p>317.3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36424" calcext:value-type="float">
            <text:p>317.3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39472" calcext:value-type="float">
            <text:p>317.3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39472" calcext:value-type="float">
            <text:p>317.3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39472" calcext:value-type="float">
            <text:p>317.3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5776" calcext:value-type="float">
            <text:p>317.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5776" calcext:value-type="float">
            <text:p>317.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73" calcext:value-type="float">
            <text:p>317.3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69952" calcext:value-type="float">
            <text:p>317.3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79096" calcext:value-type="float">
            <text:p>317.3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73" calcext:value-type="float">
            <text:p>317.3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76048" calcext:value-type="float">
            <text:p>317.3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94336" calcext:value-type="float">
            <text:p>317.3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82144" calcext:value-type="float">
            <text:p>317.3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79096" calcext:value-type="float">
            <text:p>317.3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94336" calcext:value-type="float">
            <text:p>317.3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94336" calcext:value-type="float">
            <text:p>317.3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24816" calcext:value-type="float">
            <text:p>317.4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15672" calcext:value-type="float">
            <text:p>317.4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15672" calcext:value-type="float">
            <text:p>317.4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21768" calcext:value-type="float">
            <text:p>317.4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37008" calcext:value-type="float">
            <text:p>317.4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30912" calcext:value-type="float">
            <text:p>317.4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24816" calcext:value-type="float">
            <text:p>317.4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27864" calcext:value-type="float">
            <text:p>317.4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43104" calcext:value-type="float">
            <text:p>317.4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37008" calcext:value-type="float">
            <text:p>317.4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3396" calcext:value-type="float">
            <text:p>317.4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46152" calcext:value-type="float">
            <text:p>317.4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43104" calcext:value-type="float">
            <text:p>317.4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46152" calcext:value-type="float">
            <text:p>317.4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492" calcext:value-type="float">
            <text:p>317.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492" calcext:value-type="float">
            <text:p>317.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61392" calcext:value-type="float">
            <text:p>317.4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58344" calcext:value-type="float">
            <text:p>317.4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58344" calcext:value-type="float">
            <text:p>317.4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76632" calcext:value-type="float">
            <text:p>317.4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67488" calcext:value-type="float">
            <text:p>317.4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7968" calcext:value-type="float">
            <text:p>317.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76632" calcext:value-type="float">
            <text:p>317.4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76632" calcext:value-type="float">
            <text:p>317.4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76632" calcext:value-type="float">
            <text:p>317.4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88824" calcext:value-type="float">
            <text:p>317.4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91872" calcext:value-type="float">
            <text:p>317.4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9492" calcext:value-type="float">
            <text:p>317.4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9492" calcext:value-type="float">
            <text:p>317.4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04064" calcext:value-type="float">
            <text:p>317.5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49492" calcext:value-type="float">
            <text:p>317.4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254" calcext:value-type="float">
            <text:p>317.5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254" calcext:value-type="float">
            <text:p>317.5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28448" calcext:value-type="float">
            <text:p>317.5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31496" calcext:value-type="float">
            <text:p>317.5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37592" calcext:value-type="float">
            <text:p>317.5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16256" calcext:value-type="float">
            <text:p>317.5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34544" calcext:value-type="float">
            <text:p>317.5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28448" calcext:value-type="float">
            <text:p>317.5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31496" calcext:value-type="float">
            <text:p>317.5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34544" calcext:value-type="float">
            <text:p>317.5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5588" calcext:value-type="float">
            <text:p>317.5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68072" calcext:value-type="float">
            <text:p>317.5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61976" calcext:value-type="float">
            <text:p>317.5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58928" calcext:value-type="float">
            <text:p>317.5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7112" calcext:value-type="float">
            <text:p>317.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61976" calcext:value-type="float">
            <text:p>317.5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7112" calcext:value-type="float">
            <text:p>317.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80264" calcext:value-type="float">
            <text:p>317.5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80264" calcext:value-type="float">
            <text:p>317.5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89408" calcext:value-type="float">
            <text:p>317.5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89408" calcext:value-type="float">
            <text:p>317.5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83312" calcext:value-type="float">
            <text:p>317.5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80264" calcext:value-type="float">
            <text:p>317.5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8636" calcext:value-type="float">
            <text:p>317.5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83312" calcext:value-type="float">
            <text:p>317.5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92456" calcext:value-type="float">
            <text:p>317.5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92456" calcext:value-type="float">
            <text:p>317.5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92456" calcext:value-type="float">
            <text:p>317.5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95504" calcext:value-type="float">
            <text:p>317.5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92456" calcext:value-type="float">
            <text:p>317.5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98552" calcext:value-type="float">
            <text:p>317.5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07696" calcext:value-type="float">
            <text:p>317.6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98552" calcext:value-type="float">
            <text:p>317.5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04648" calcext:value-type="float">
            <text:p>317.6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1684" calcext:value-type="float">
            <text:p>317.6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07696" calcext:value-type="float">
            <text:p>317.6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04648" calcext:value-type="float">
            <text:p>317.6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1684" calcext:value-type="float">
            <text:p>317.6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22936" calcext:value-type="float">
            <text:p>317.6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22936" calcext:value-type="float">
            <text:p>317.6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25984" calcext:value-type="float">
            <text:p>317.6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29032" calcext:value-type="float">
            <text:p>317.6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38176" calcext:value-type="float">
            <text:p>317.6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44272" calcext:value-type="float">
            <text:p>317.6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56464" calcext:value-type="float">
            <text:p>317.6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56464" calcext:value-type="float">
            <text:p>317.6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74752" calcext:value-type="float">
            <text:p>317.6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68656" calcext:value-type="float">
            <text:p>317.6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68656" calcext:value-type="float">
            <text:p>317.6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71704" calcext:value-type="float">
            <text:p>317.6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83896" calcext:value-type="float">
            <text:p>317.6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9304" calcext:value-type="float">
            <text:p>317.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80848" calcext:value-type="float">
            <text:p>317.6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96088" calcext:value-type="float">
            <text:p>317.6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9304" calcext:value-type="float">
            <text:p>317.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714376" calcext:value-type="float">
            <text:p>317.7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714376" calcext:value-type="float">
            <text:p>317.7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720472" calcext:value-type="float">
            <text:p>317.7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729616" calcext:value-type="float">
            <text:p>317.7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72352" calcext:value-type="float">
            <text:p>317.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714376" calcext:value-type="float">
            <text:p>317.7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744856" calcext:value-type="float">
            <text:p>317.7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790576" calcext:value-type="float">
            <text:p>317.7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805816" calcext:value-type="float">
            <text:p>317.8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848488" calcext:value-type="float">
            <text:p>317.8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885064" calcext:value-type="float">
            <text:p>317.8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903352" calcext:value-type="float">
            <text:p>317.9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946024" calcext:value-type="float">
            <text:p>317.9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9826" calcext:value-type="float">
            <text:p>317.9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031368" calcext:value-type="float">
            <text:p>318.0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0588" calcext:value-type="float">
            <text:p>318.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11976" calcext:value-type="float">
            <text:p>318.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162432" calcext:value-type="float">
            <text:p>318.1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186816" calcext:value-type="float">
            <text:p>318.1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229488" calcext:value-type="float">
            <text:p>318.2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253872" calcext:value-type="float">
            <text:p>318.2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296544" calcext:value-type="float">
            <text:p>318.2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31788" calcext:value-type="float">
            <text:p>318.3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330072" calcext:value-type="float">
            <text:p>318.3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372744" calcext:value-type="float">
            <text:p>318.3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40932" calcext:value-type="float">
            <text:p>318.4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427608" calcext:value-type="float">
            <text:p>318.4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448944" calcext:value-type="float">
            <text:p>318.4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482472" calcext:value-type="float">
            <text:p>318.4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519048" calcext:value-type="float">
            <text:p>318.5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528192" calcext:value-type="float">
            <text:p>318.5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54648" calcext:value-type="float">
            <text:p>318.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589152" calcext:value-type="float">
            <text:p>318.5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586104" calcext:value-type="float">
            <text:p>318.5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619632" calcext:value-type="float">
            <text:p>318.6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650112" calcext:value-type="float">
            <text:p>318.6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662304" calcext:value-type="float">
            <text:p>318.6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71412" calcext:value-type="float">
            <text:p>318.7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726312" calcext:value-type="float">
            <text:p>318.7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75984" calcext:value-type="float">
            <text:p>318.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60744" calcext:value-type="float">
            <text:p>318.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68364" calcext:value-type="float">
            <text:p>318.6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7446" calcext:value-type="float">
            <text:p>318.7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75984" calcext:value-type="float">
            <text:p>318.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860424" calcext:value-type="float">
            <text:p>318.8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893952" calcext:value-type="float">
            <text:p>318.8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000632" calcext:value-type="float">
            <text:p>319.0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113408" calcext:value-type="float">
            <text:p>319.1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143888" calcext:value-type="float">
            <text:p>319.1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162176" calcext:value-type="float">
            <text:p>319.1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195704" calcext:value-type="float">
            <text:p>319.1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21704" calcext:value-type="float">
            <text:p>319.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250568" calcext:value-type="float">
            <text:p>319.2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253616" calcext:value-type="float">
            <text:p>319.2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274952" calcext:value-type="float">
            <text:p>319.2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299336" calcext:value-type="float">
            <text:p>319.2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326768" calcext:value-type="float">
            <text:p>319.3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366392" calcext:value-type="float">
            <text:p>319.3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363344" calcext:value-type="float">
            <text:p>319.3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39992" calcext:value-type="float">
            <text:p>319.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402968" calcext:value-type="float">
            <text:p>319.4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427352" calcext:value-type="float">
            <text:p>319.4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442592" calcext:value-type="float">
            <text:p>319.4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454784" calcext:value-type="float">
            <text:p>319.4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485264" calcext:value-type="float">
            <text:p>319.4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527936" calcext:value-type="float">
            <text:p>319.5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540128" calcext:value-type="float">
            <text:p>319.5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56756" calcext:value-type="float">
            <text:p>319.5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573656" calcext:value-type="float">
            <text:p>319.5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5828" calcext:value-type="float">
            <text:p>319.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610232" calcext:value-type="float">
            <text:p>319.6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634616" calcext:value-type="float">
            <text:p>319.6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671192" calcext:value-type="float">
            <text:p>319.6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716912" calcext:value-type="float">
            <text:p>319.7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741296" calcext:value-type="float">
            <text:p>319.7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793112" calcext:value-type="float">
            <text:p>319.7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823592" calcext:value-type="float">
            <text:p>319.8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878456" calcext:value-type="float">
            <text:p>319.8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899792" calcext:value-type="float">
            <text:p>319.8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942464" calcext:value-type="float">
            <text:p>319.9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991232" calcext:value-type="float">
            <text:p>319.9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012568" calcext:value-type="float">
            <text:p>320.0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067432" calcext:value-type="float">
            <text:p>320.0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088768" calcext:value-type="float">
            <text:p>320.0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140584" calcext:value-type="float">
            <text:p>320.1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195448" calcext:value-type="float">
            <text:p>320.1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235072" calcext:value-type="float">
            <text:p>320.2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277744" calcext:value-type="float">
            <text:p>320.2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302128" calcext:value-type="float">
            <text:p>320.3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369184" calcext:value-type="float">
            <text:p>320.3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384424" calcext:value-type="float">
            <text:p>320.3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414904" calcext:value-type="float">
            <text:p>320.4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475864" calcext:value-type="float">
            <text:p>320.4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506344" calcext:value-type="float">
            <text:p>320.5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549016" calcext:value-type="float">
            <text:p>320.5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591688" calcext:value-type="float">
            <text:p>320.5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622168" calcext:value-type="float">
            <text:p>320.6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655696" calcext:value-type="float">
            <text:p>320.6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698368" calcext:value-type="float">
            <text:p>320.6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728848" calcext:value-type="float">
            <text:p>320.7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805048" calcext:value-type="float">
            <text:p>320.8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829432" calcext:value-type="float">
            <text:p>320.8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835528" calcext:value-type="float">
            <text:p>320.8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856864" calcext:value-type="float">
            <text:p>320.8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86296" calcext:value-type="float">
            <text:p>320.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875152" calcext:value-type="float">
            <text:p>320.8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887344" calcext:value-type="float">
            <text:p>320.8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899536" calcext:value-type="float">
            <text:p>320.8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911728" calcext:value-type="float">
            <text:p>320.9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920872" calcext:value-type="float">
            <text:p>320.9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933064" calcext:value-type="float">
            <text:p>320.9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728" calcext:value-type="float">
            <text:p>324.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7315</text:p>
          </table:table-cell>
          <table:table-cell office:value-type="string" calcext:value-type="string">
            <text:p>198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776" calcext:value-type="float">
            <text:p>239.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64" meta:object-count="0"/>
    <meta:user-defined meta:name="AppVersion">3.0</meta:user-defined>
  </office:meta>
</office:document-meta>
</file>